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225419664268585" calcext:value-type="float">
            <text:p>0.225419664268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22911694510739855]</text:p>
          </table:table-cell>
          <table:table-cell office:value-type="string" calcext:value-type="string">
            <text:p>[7]</text:p>
          </table:table-cell>
          <table:table-cell office:value-type="float" office:value="0.225419664268585" calcext:value-type="float">
            <text:p>0.225419664268585</text:p>
          </table:table-cell>
          <table:table-cell table:number-columns-repeated="8" office:value-type="float" office:value="0.225419664268585" calcext:value-type="float">
            <text:p>0.225419664268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303854875283447" calcext:value-type="float">
            <text:p>0.303854875283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26730310262529833]</text:p>
          </table:table-cell>
          <table:table-cell office:value-type="string" calcext:value-type="string">
            <text:p>[7]</text:p>
          </table:table-cell>
          <table:table-cell office:value-type="float" office:value="0.302657956139486" calcext:value-type="float">
            <text:p>0.302657956139486</text:p>
          </table:table-cell>
          <table:table-cell table:number-columns-repeated="2" office:value-type="float" office:value="0.302059496567506" calcext:value-type="float">
            <text:p>0.302059496567506</text:p>
          </table:table-cell>
          <table:table-cell office:value-type="float" office:value="0.302657956139486" calcext:value-type="float">
            <text:p>0.302657956139486</text:p>
          </table:table-cell>
          <table:table-cell office:value-type="float" office:value="0.303854875283447" calcext:value-type="float">
            <text:p>0.303854875283447</text:p>
          </table:table-cell>
          <table:table-cell office:value-type="float" office:value="0.303256415711466" calcext:value-type="float">
            <text:p>0.303256415711466</text:p>
          </table:table-cell>
          <table:table-cell office:value-type="float" office:value="0.303854875283447" calcext:value-type="float">
            <text:p>0.303854875283447</text:p>
          </table:table-cell>
          <table:table-cell office:value-type="float" office:value="0.302657956139486" calcext:value-type="float">
            <text:p>0.302657956139486</text:p>
          </table:table-cell>
          <table:table-cell office:value-type="float" office:value="0.303854875283447" calcext:value-type="float">
            <text:p>0.303854875283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324825986078886" calcext:value-type="float">
            <text:p>0.324825986078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054892601431981]</text:p>
          </table:table-cell>
          <table:table-cell office:value-type="string" calcext:value-type="string">
            <text:p>[7]</text:p>
          </table:table-cell>
          <table:table-cell office:value-type="float" office:value="0.318065800983434" calcext:value-type="float">
            <text:p>0.318065800983434</text:p>
          </table:table-cell>
          <table:table-cell office:value-type="float" office:value="0.321655762491029" calcext:value-type="float">
            <text:p>0.321655762491029</text:p>
          </table:table-cell>
          <table:table-cell office:value-type="float" office:value="0.324825986078886" calcext:value-type="float">
            <text:p>0.324825986078886</text:p>
          </table:table-cell>
          <table:table-cell office:value-type="float" office:value="0.317925888343522" calcext:value-type="float">
            <text:p>0.317925888343522</text:p>
          </table:table-cell>
          <table:table-cell office:value-type="float" office:value="0.324825986078886" calcext:value-type="float">
            <text:p>0.324825986078886</text:p>
          </table:table-cell>
          <table:table-cell office:value-type="float" office:value="0.318485538903172" calcext:value-type="float">
            <text:p>0.318485538903172</text:p>
          </table:table-cell>
          <table:table-cell office:value-type="float" office:value="0.324825986078886" calcext:value-type="float">
            <text:p>0.324825986078886</text:p>
          </table:table-cell>
          <table:table-cell office:value-type="float" office:value="0.314196014196014" calcext:value-type="float">
            <text:p>0.314196014196014</text:p>
          </table:table-cell>
          <table:table-cell office:value-type="float" office:value="0.315315315315315" calcext:value-type="float">
            <text:p>0.315315315315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71337579617834" calcext:value-type="float">
            <text:p>0.471337579617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0572792362768495]</text:p>
          </table:table-cell>
          <table:table-cell office:value-type="string" calcext:value-type="string">
            <text:p>[8]</text:p>
          </table:table-cell>
          <table:table-cell office:value-type="float" office:value="0.468453708917399" calcext:value-type="float">
            <text:p>0.468453708917399</text:p>
          </table:table-cell>
          <table:table-cell office:value-type="float" office:value="0.47000893245894" calcext:value-type="float">
            <text:p>0.47000893245894</text:p>
          </table:table-cell>
          <table:table-cell office:value-type="float" office:value="0.471337579617834" calcext:value-type="float">
            <text:p>0.471337579617834</text:p>
          </table:table-cell>
          <table:table-cell office:value-type="float" office:value="0.470673256038387" calcext:value-type="float">
            <text:p>0.470673256038387</text:p>
          </table:table-cell>
          <table:table-cell office:value-type="float" office:value="0.471337579617834" calcext:value-type="float">
            <text:p>0.471337579617834</text:p>
          </table:table-cell>
          <table:table-cell office:value-type="float" office:value="0.463788038292776" calcext:value-type="float">
            <text:p>0.463788038292776</text:p>
          </table:table-cell>
          <table:table-cell table:number-columns-repeated="3" office:value-type="float" office:value="0.469344608879493" calcext:value-type="float">
            <text:p>0.4693446088794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530364372469636" calcext:value-type="float">
            <text:p>0.530364372469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463007159904535]</text:p>
          </table:table-cell>
          <table:table-cell office:value-type="string" calcext:value-type="string">
            <text:p>[9]</text:p>
          </table:table-cell>
          <table:table-cell office:value-type="float" office:value="0.525875784429724" calcext:value-type="float">
            <text:p>0.525875784429724</text:p>
          </table:table-cell>
          <table:table-cell office:value-type="float" office:value="0.525875784429724" calcext:value-type="float">
            <text:p>0.525875784429724</text:p>
          </table:table-cell>
          <table:table-cell office:value-type="float" office:value="0.530364372469636" calcext:value-type="float">
            <text:p>0.530364372469636</text:p>
          </table:table-cell>
          <table:table-cell office:value-type="float" office:value="0.521387196389812" calcext:value-type="float">
            <text:p>0.521387196389812</text:p>
          </table:table-cell>
          <table:table-cell office:value-type="float" office:value="0.530364372469636" calcext:value-type="float">
            <text:p>0.530364372469636</text:p>
          </table:table-cell>
          <table:table-cell office:value-type="float" office:value="0.525875784429724" calcext:value-type="float">
            <text:p>0.525875784429724</text:p>
          </table:table-cell>
          <table:table-cell table:number-columns-repeated="3" office:value-type="float" office:value="0.530364372469636" calcext:value-type="float">
            <text:p>0.530364372469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909307875894988]</text:p>
          </table:table-cell>
          <table:table-cell office:value-type="string" calcext:value-type="string">
            <text:p>[37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84342379958246" calcext:value-type="float">
            <text:p>0.484342379958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105011933174224]</text:p>
          </table:table-cell>
          <table:table-cell office:value-type="string" calcext:value-type="string">
            <text:p>[9]</text:p>
          </table:table-cell>
          <table:table-cell office:value-type="float" office:value="0.473419893235005" calcext:value-type="float">
            <text:p>0.473419893235005</text:p>
          </table:table-cell>
          <table:table-cell office:value-type="float" office:value="0.473100576517247" calcext:value-type="float">
            <text:p>0.473100576517247</text:p>
          </table:table-cell>
          <table:table-cell office:value-type="float" office:value="0.484342379958246" calcext:value-type="float">
            <text:p>0.484342379958246</text:p>
          </table:table-cell>
          <table:table-cell office:value-type="float" office:value="0.474377843388277" calcext:value-type="float">
            <text:p>0.474377843388277</text:p>
          </table:table-cell>
          <table:table-cell office:value-type="float" office:value="0.484342379958246" calcext:value-type="float">
            <text:p>0.484342379958246</text:p>
          </table:table-cell>
          <table:table-cell office:value-type="float" office:value="0.473100576517247" calcext:value-type="float">
            <text:p>0.473100576517247</text:p>
          </table:table-cell>
          <table:table-cell office:value-type="float" office:value="0.484342379958246" calcext:value-type="float">
            <text:p>0.484342379958246</text:p>
          </table:table-cell>
          <table:table-cell office:value-type="float" office:value="0.473100576517247" calcext:value-type="float">
            <text:p>0.473100576517247</text:p>
          </table:table-cell>
          <table:table-cell office:value-type="float" office:value="0.484342379958246" calcext:value-type="float">
            <text:p>0.484342379958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517453798767967" calcext:value-type="float">
            <text:p>0.5174537987679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391408114558473]</text:p>
          </table:table-cell>
          <table:table-cell office:value-type="string" calcext:value-type="string">
            <text:p>[9]</text:p>
          </table:table-cell>
          <table:table-cell office:value-type="float" office:value="0.508868852307001" calcext:value-type="float">
            <text:p>0.508868852307001</text:p>
          </table:table-cell>
          <table:table-cell office:value-type="float" office:value="0.510894292918094" calcext:value-type="float">
            <text:p>0.510894292918094</text:p>
          </table:table-cell>
          <table:table-cell office:value-type="float" office:value="0.515337423312883" calcext:value-type="float">
            <text:p>0.515337423312883</text:p>
          </table:table-cell>
          <table:table-cell office:value-type="float" office:value="0.516748340282939" calcext:value-type="float">
            <text:p>0.516748340282939</text:p>
          </table:table-cell>
          <table:table-cell office:value-type="float" office:value="0.517453798767967" calcext:value-type="float">
            <text:p>0.517453798767967</text:p>
          </table:table-cell>
          <table:table-cell table:number-columns-repeated="2" office:value-type="float" office:value="0.49800796812749" calcext:value-type="float">
            <text:p>0.49800796812749</text:p>
          </table:table-cell>
          <table:table-cell office:value-type="float" office:value="0.509824807899479" calcext:value-type="float">
            <text:p>0.509824807899479</text:p>
          </table:table-cell>
          <table:table-cell office:value-type="float" office:value="0.516129032258065" calcext:value-type="float">
            <text:p>0.516129032258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502074688796681" calcext:value-type="float">
            <text:p>0.5020746887966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272076372315036]</text:p>
          </table:table-cell>
          <table:table-cell office:value-type="string" calcext:value-type="string">
            <text:p>[9]</text:p>
          </table:table-cell>
          <table:table-cell office:value-type="float" office:value="0.496070127542572" calcext:value-type="float">
            <text:p>0.496070127542572</text:p>
          </table:table-cell>
          <table:table-cell office:value-type="float" office:value="0.494299128101945" calcext:value-type="float">
            <text:p>0.494299128101945</text:p>
          </table:table-cell>
          <table:table-cell office:value-type="float" office:value="0.5" calcext:value-type="float">
            <text:p>0.5</text:p>
          </table:table-cell>
          <table:table-cell office:value-type="float" office:value="0.494299128101945" calcext:value-type="float">
            <text:p>0.494299128101945</text:p>
          </table:table-cell>
          <table:table-cell office:value-type="float" office:value="0.5" calcext:value-type="float">
            <text:p>0.5</text:p>
          </table:table-cell>
          <table:table-cell office:value-type="float" office:value="0.500691562932227" calcext:value-type="float">
            <text:p>0.500691562932227</text:p>
          </table:table-cell>
          <table:table-cell office:value-type="float" office:value="0.502074688796681" calcext:value-type="float">
            <text:p>0.502074688796681</text:p>
          </table:table-cell>
          <table:table-cell office:value-type="float" office:value="0.494990691034172" calcext:value-type="float">
            <text:p>0.494990691034172</text:p>
          </table:table-cell>
          <table:table-cell office:value-type="float" office:value="0.502074688796681" calcext:value-type="float">
            <text:p>0.502074688796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6470588235294" calcext:value-type="float">
            <text:p>0.576470588235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844868735083532]</text:p>
          </table:table-cell>
          <table:table-cell office:value-type="string" calcext:value-type="string">
            <text:p>[9]</text:p>
          </table:table-cell>
          <table:table-cell office:value-type="float" office:value="0.573242060315395" calcext:value-type="float">
            <text:p>0.573242060315395</text:p>
          </table:table-cell>
          <table:table-cell office:value-type="float" office:value="0.575914775358963" calcext:value-type="float">
            <text:p>0.575914775358963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70569345271827" calcext:value-type="float">
            <text:p>0.570569345271827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70569345271827" calcext:value-type="float">
            <text:p>0.570569345271827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75914775358963" calcext:value-type="float">
            <text:p>0.575914775358963</text:p>
          </table:table-cell>
          <table:table-cell office:value-type="float" office:value="0.576470588235294" calcext:value-type="float">
            <text:p>0.576470588235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15678776290631" calcext:value-type="float">
            <text:p>0.615678776290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5202863961813843]</text:p>
          </table:table-cell>
          <table:table-cell office:value-type="string" calcext:value-type="string">
            <text:p>[8]</text:p>
          </table:table-cell>
          <table:table-cell office:value-type="float" office:value="0.609516908084063" calcext:value-type="float">
            <text:p>0.609516908084063</text:p>
          </table:table-cell>
          <table:table-cell office:value-type="float" office:value="0.609457492651465" calcext:value-type="float">
            <text:p>0.609457492651465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609208864029107" calcext:value-type="float">
            <text:p>0.609208864029107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609700637827839" calcext:value-type="float">
            <text:p>0.609700637827839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609700637827839" calcext:value-type="float">
            <text:p>0.609700637827839</text:p>
          </table:table-cell>
          <table:table-cell office:value-type="float" office:value="0.615678776290631" calcext:value-type="float">
            <text:p>0.615678776290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916467780429594]</text:p>
          </table:table-cell>
          <table:table-cell office:value-type="string" calcext:value-type="string">
            <text:p>[9]</text:p>
          </table:table-cell>
          <table:table-cell office:value-type="float" office:value="0.57863600663591" calcext:value-type="float">
            <text:p>0.57863600663591</text:p>
          </table:table-cell>
          <table:table-cell office:value-type="float" office:value="0.575519257914902" calcext:value-type="float">
            <text:p>0.575519257914902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0.580157289776165" calcext:value-type="float">
            <text:p>0.580157289776165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0.574072157215146" calcext:value-type="float">
            <text:p>0.574072157215146</text:p>
          </table:table-cell>
          <table:table-cell table:number-columns-repeated="3" office:value-type="float" office:value="0.584795321637427" calcext:value-type="float">
            <text:p>0.584795321637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80651731160896" calcext:value-type="float">
            <text:p>0.480651731160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914081145584726]</text:p>
          </table:table-cell>
          <table:table-cell office:value-type="string" calcext:value-type="string">
            <text:p>[10]</text:p>
          </table:table-cell>
          <table:table-cell table:number-columns-repeated="9" office:value-type="float" office:value="0.480651731160896" calcext:value-type="float">
            <text:p>0.480651731160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555555555555556" calcext:value-type="float">
            <text:p>0.555555555555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653937947494034]</text:p>
          </table:table-cell>
          <table:table-cell office:value-type="string" calcext:value-type="string">
            <text:p>[10]</text:p>
          </table:table-cell>
          <table:table-cell office:value-type="float" office:value="0.551334064327485" calcext:value-type="float">
            <text:p>0.551334064327485</text:p>
          </table:table-cell>
          <table:table-cell table:number-columns-repeated="2" office:value-type="float" office:value="0.555555555555556" calcext:value-type="float">
            <text:p>0.555555555555556</text:p>
          </table:table-cell>
          <table:table-cell office:value-type="float" office:value="0.546458739441196" calcext:value-type="float">
            <text:p>0.546458739441196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2314814814815" calcext:value-type="float">
            <text:p>0.55231481481481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007147498376" calcext:value-type="float">
            <text:p>0.551007147498376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83193277310924" calcext:value-type="float">
            <text:p>0.4831932773109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128878281622912]</text:p>
          </table:table-cell>
          <table:table-cell office:value-type="string" calcext:value-type="string">
            <text:p>[9]</text:p>
          </table:table-cell>
          <table:table-cell office:value-type="float" office:value="0.477222284266167" calcext:value-type="float">
            <text:p>0.477222284266167</text:p>
          </table:table-cell>
          <table:table-cell table:number-columns-repeated="2" office:value-type="float" office:value="0.481171548117155" calcext:value-type="float">
            <text:p>0.481171548117155</text:p>
          </table:table-cell>
          <table:table-cell office:value-type="float" office:value="0.480839769229351" calcext:value-type="float">
            <text:p>0.480839769229351</text:p>
          </table:table-cell>
          <table:table-cell office:value-type="float" office:value="0.481171548117155" calcext:value-type="float">
            <text:p>0.481171548117155</text:p>
          </table:table-cell>
          <table:table-cell office:value-type="float" office:value="0.476915002253447" calcext:value-type="float">
            <text:p>0.476915002253447</text:p>
          </table:table-cell>
          <table:table-cell office:value-type="float" office:value="0.483193277310924" calcext:value-type="float">
            <text:p>0.483193277310924</text:p>
          </table:table-cell>
          <table:table-cell office:value-type="float" office:value="0.469962817464714" calcext:value-type="float">
            <text:p>0.469962817464714</text:p>
          </table:table-cell>
          <table:table-cell office:value-type="float" office:value="0.481171548117155" calcext:value-type="float">
            <text:p>0.481171548117155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443734573028801" calcext:value-type="float">
            <text:p>0.443734573028801</text:p>
          </table:table-cell>
          <table:table-cell table:number-columns-repeated="5"/>
          <table:table-cell table:formula="of:=AVERAGE([.I2:.I16])" office:value-type="float" office:value="0.439295656174208" calcext:value-type="float">
            <text:p>0.439295656174208</text:p>
          </table:table-cell>
          <table:table-cell table:formula="of:=AVERAGE([.J2:.J16])" office:value-type="float" office:value="0.4401055999008" calcext:value-type="float">
            <text:p>0.4401055999008</text:p>
          </table:table-cell>
          <table:table-cell table:formula="of:=AVERAGE([.K2:.K16])" office:value-type="float" office:value="0.443200694884702" calcext:value-type="float">
            <text:p>0.443200694884702</text:p>
          </table:table-cell>
          <table:table-cell table:formula="of:=AVERAGE([.L2:.L16])" office:value-type="float" office:value="0.439425000790766" calcext:value-type="float">
            <text:p>0.439425000790766</text:p>
          </table:table-cell>
          <table:table-cell table:formula="of:=AVERAGE([.M2:.M16])" office:value-type="float" office:value="0.443461478496104" calcext:value-type="float">
            <text:p>0.443461478496104</text:p>
          </table:table-cell>
          <table:table-cell table:formula="of:=AVERAGE([.N2:.N16])" office:value-type="float" office:value="0.438189949181777" calcext:value-type="float">
            <text:p>0.438189949181777</text:p>
          </table:table-cell>
          <table:table-cell table:formula="of:=AVERAGE([.O2:.O16])" office:value-type="float" office:value="0.442305319603546" calcext:value-type="float">
            <text:p>0.442305319603546</text:p>
          </table:table-cell>
          <table:table-cell table:formula="of:=AVERAGE([.P2:.P16])" office:value-type="float" office:value="0.439462074823488" calcext:value-type="float">
            <text:p>0.439462074823488</text:p>
          </table:table-cell>
          <table:table-cell table:formula="of:=AVERAGE([.Q2:.Q16])" office:value-type="float" office:value="0.442744563881762" calcext:value-type="float">
            <text:p>0.442744563881762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615678776290631" calcext:value-type="float">
            <text:p>0.61567877629063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64648257039581" calcext:value-type="float">
            <text:p>0.164648257039581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H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09:28:20.450450014</dc:date>
    <meta:editing-duration>PT1M56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